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CE742109FE69287F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4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 style:data-style-name="N140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 style:data-style-name="N14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14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Agosto 2024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11" office:value-type="string" calcext:value-type="string" table:number-columns-spanned="2" table:number-rows-spanned="1">
            <text:p>Entrada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Salidas</text:p>
          </table:table-cell>
          <table:covered-table-cell table:style-name="ce11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Colectas Misas</text:p>
          </table:table-cell>
          <table:covered-table-cell table:style-name="ce34"/>
          <table:table-cell table:style-name="ce26" office:value-type="string" calcext:value-type="string">
            <text:p>Servicios 8 Capillas</text:p>
          </table:table-cell>
          <table:table-cell table:style-name="ce30" office:value-type="float" office:value="680248.16" calcext:value-type="float">
            <text:p>$ 680,248.16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30" office:value-type="float" office:value="440240" calcext:value-type="float">
            <text:p>$ 440,240.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30" office:value-type="float" office:value="552134" calcext:value-type="float">
            <text:p>$ 552,134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30" office:value-type="float" office:value="87800" calcext:value-type="float">
            <text:p>$ 87,800.00</text:p>
          </table:table-cell>
          <table:table-cell table:style-name="ce26" office:value-type="string" calcext:value-type="string">
            <text:p>Combustible</text:p>
          </table:table-cell>
          <table:table-cell table:style-name="ce30" office:value-type="float" office:value="61000" calcext:value-type="float">
            <text:p>$ 61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30" office:value-type="float" office:value="215810" calcext:value-type="float">
            <text:p>$ 215,810.00</text:p>
          </table:table-cell>
          <table:table-cell table:style-name="ce26" office:value-type="string" calcext:value-type="string">
            <text:p>Liturgia Cotidiana</text:p>
          </table:table-cell>
          <table:table-cell table:style-name="ce30" office:value-type="float" office:value="14525" calcext:value-type="float">
            <text:p>$ 14,525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30" office:value-type="float" office:value="268700" calcext:value-type="float">
            <text:p>$ 268,700.00</text:p>
          </table:table-cell>
          <table:table-cell table:style-name="ce26" office:value-type="string" calcext:value-type="string">
            <text:p>Arreglos Capillas Los Coihues</text:p>
          </table:table-cell>
          <table:table-cell table:style-name="ce30" office:value-type="float" office:value="80000" calcext:value-type="float">
            <text:p>$ 8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30" office:value-type="float" office:value="261450" calcext:value-type="float">
            <text:p>$ 261,450.00</text:p>
          </table:table-cell>
          <table:table-cell table:style-name="ce26" office:value-type="string" calcext:value-type="string">
            <text:p>Seguro Diocesano</text:p>
          </table:table-cell>
          <table:table-cell table:style-name="ce30" office:value-type="float" office:value="72000" calcext:value-type="float">
            <text:p>$ 72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30"/>
          <table:table-cell table:style-name="ce26" office:value-type="string" calcext:value-type="string">
            <text:p>San Pedro y Fides</text:p>
          </table:table-cell>
          <table:table-cell table:style-name="ce30" office:value-type="float" office:value="265000" calcext:value-type="float">
            <text:p>$ 265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30" office:value-type="float" office:value="14850" calcext:value-type="float">
            <text:p>$ 14,850.00</text:p>
          </table:table-cell>
          <table:table-cell table:style-name="ce26" office:value-type="string" calcext:value-type="string">
            <text:p>Honorarios San Eduardo</text:p>
          </table:table-cell>
          <table:table-cell table:style-name="ce30" office:value-type="float" office:value="70000" calcext:value-type="float">
            <text:p>$ 7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0" table:formula="of:=SUM([.C9:.C15])" office:value-type="float" office:value="1288850" calcext:value-type="float">
            <text:p>$ 1,288,850.00</text:p>
          </table:table-cell>
          <table:table-cell table:style-name="ce26" office:value-type="string" calcext:value-type="string">
            <text:p>Sueldo Irene</text:p>
          </table:table-cell>
          <table:table-cell table:style-name="ce30" office:value-type="float" office:value="177648.28" calcext:value-type="float">
            <text:p>$ 177,648.28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3" office:value-type="string" calcext:value-type="string" table:number-columns-spanned="2" table:number-rows-spanned="1">
            <text:p>Donaciones</text:p>
          </table:table-cell>
          <table:covered-table-cell table:style-name="ce34"/>
          <table:table-cell table:style-name="ce26" office:value-type="string" calcext:value-type="string">
            <text:p>Sueldo 2 Sacerdotes</text:p>
          </table:table-cell>
          <table:table-cell table:style-name="ce30" office:value-type="float" office:value="60000" calcext:value-type="float">
            <text:p>$ 60,000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Donaciones</text:p>
          </table:table-cell>
          <table:table-cell table:style-name="ce30" office:value-type="float" office:value="645500" calcext:value-type="float">
            <text:p>$ 645,500.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30" table:formula="of:=[.C16]*0.1" office:value-type="float" office:value="128885" calcext:value-type="float">
            <text:p>$ 128,885.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8" office:value-type="string" calcext:value-type="string">
            <text:p>Total Entradas</text:p>
          </table:table-cell>
          <table:table-cell table:style-name="ce12" table:formula="of:=[.C16]+[.C18]" office:value-type="float" office:value="1934350" calcext:value-type="float">
            <text:p>$ 1,934,350.00</text:p>
          </table:table-cell>
          <table:table-cell table:style-name="ce8" office:value-type="string" calcext:value-type="string">
            <text:p>Total Salidas</text:p>
          </table:table-cell>
          <table:table-cell table:style-name="ce12" table:formula="of:=SUM([.E8:.E18])" office:value-type="float" office:value="2161440.44" calcext:value-type="float">
            <text:p>$ 2,161,440.4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table:number-columns-repeated="2"/>
          <table:table-cell table:style-name="ce18" office:value-type="string" calcext:value-type="string">
            <text:p>Déficit</text:p>
          </table:table-cell>
          <table:table-cell table:style-name="ce12" table:formula="of:=[.C20]-[.E20]" office:value-type="float" office:value="-227090.44" calcext:value-type="float">
            <text:p>-$ 227,090.44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 table:number-columns-repeated="2"/>
          <table:table-cell table:style-name="ce18"/>
          <table:table-cell table:style-name="ce12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41"/>
          <table:table-cell table:style-name="ce12"/>
          <table:table-cell table:style-name="ce7"/>
          <table:table-cell table:number-columns-repeated="1018"/>
        </table:table-row>
        <table:table-row table:style-name="ro5">
          <table:table-cell/>
          <table:table-cell table:style-name="Default"/>
          <table:table-cell/>
          <table:table-cell table:style-name="ce41"/>
          <table:table-cell table:style-name="ce12"/>
          <table:table-cell table:style-name="ce10"/>
          <table:table-cell table:number-columns-repeated="2"/>
          <table:table-cell>
            <draw:frame draw:z-index="0" draw:name="Picture 1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  <draw:frame draw:z-index="1" draw:name="Picture 2" draw:style-name="gr1" draw:text-style-name="P1" svg:width="0.0063in" svg:height="0.0063in" svg:x="0.0008in" svg:y="0.0154in">
              <draw:image xlink:href="Pictures/100000010000000100000001CE742109FE69287F.gif" xlink:type="simple" xlink:show="embed" xlink:actuate="onLoad" draw:mime-type="image/gif">
                <text:p/>
              </draw:image>
              <svg:desc>https://mail.google.com/mail/u/0/images/cleardot.gif</svg:desc>
            </draw:frame>
          </table:table-cell>
          <table:table-cell table:number-columns-repeated="1015"/>
        </table:table-row>
        <table:table-row table:style-name="ro5">
          <table:table-cell/>
          <table:table-cell table:style-name="ce25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 table:number-columns-repeated="2"/>
          <table:table-cell table:style-name="ce9"/>
          <table:table-cell table:style-name="ce20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9" table:number-columns-repeated="2"/>
          <table:table-cell table:style-name="ce8"/>
          <table:table-cell table:style-name="ce12"/>
          <table:table-cell table:style-name="ce10"/>
          <table:table-cell table:number-columns-repeated="1018"/>
        </table:table-row>
        <table:table-row table:style-name="ro5">
          <table:table-cell/>
          <table:table-cell table:style-name="ce25"/>
          <table:table-cell table:style-name="ce14"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0"/>
          <table:table-cell table:style-name="ce9" table:number-columns-repeated="3"/>
          <table:table-cell table:style-name="ce10"/>
          <table:table-cell table:number-columns-repeated="1018"/>
        </table:table-row>
        <table:table-row table:style-name="ro5" table:number-rows-repeated="2">
          <table:table-cell/>
          <table:table-cell table:style-name="ce10"/>
          <table:table-cell table:style-name="ce9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9"/>
          <table:table-cell table:style-name="ce15" table:number-columns-repeated="3"/>
          <table:table-cell table:style-name="ce1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0" table:number-columns-repeated="2"/>
          <table:table-cell table:style-name="ce21"/>
          <table:table-cell table:style-name="ce22"/>
          <table:table-cell table:style-name="ce10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5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2P2" style:volatile="true">
      <number:currency-symbol/>
      <number:fill-character> </number:fill-character>
      <number:text>- </number:text>
    </number:currency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48">
      <number:minutes number:style="long"/>
      <number:text>:</number:text>
      <number:seconds number:style="long"/>
    </number:tim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hours/>
      <number:text>:</number:text>
      <number:minutes number:style="long"/>
      <number:text>:</number:text>
      <number:seconds number:style="long"/>
    </number:time-style>
    <number:time-style style:name="N121">
      <number:hours/>
      <number:text>:</number:text>
      <number:minutes number:style="long"/>
      <number:text> </number:text>
      <number:am-pm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22">
      <number:hours/>
      <number:text>:</number:text>
      <number:minute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3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37">
      <number:day/>
      <number:text>-</number:text>
      <number:month number:textual="true"/>
      <number:text>-</number:text>
      <number:year/>
    </number:dat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$ 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0P0"/>
    </number:number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</number:date-style>
    <number:time-style style:name="N138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4-09-05T19:48:53.963227821</dc:date>
    <meta:editing-cycles>70</meta:editing-cycles>
    <meta:editing-duration>PT5H48M51S</meta:editing-duration>
    <meta:generator>LibreOffice/7.3.7.2$Linux_X86_64 LibreOffice_project/30$Build-2</meta:generator>
    <meta:print-date>2024-07-06T12:26:27.096987748</meta:print-date>
    <meta:document-statistic meta:table-count="1" meta:cell-count="52" meta:object-count="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